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d0c87" officeooo:paragraph-rsid="000d0c87"/>
    </style:style>
    <style:style style:name="P2" style:family="paragraph" style:parent-style-name="Standard">
      <style:text-properties officeooo:rsid="0011e38c" officeooo:paragraph-rsid="000d0c87"/>
    </style:style>
    <style:style style:name="P3" style:family="paragraph" style:parent-style-name="Standard">
      <style:text-properties officeooo:rsid="000e88c9" officeooo:paragraph-rsid="000e88c9"/>
    </style:style>
    <style:style style:name="P4" style:family="paragraph" style:parent-style-name="Standard">
      <style:text-properties officeooo:rsid="0010076f" officeooo:paragraph-rsid="0010076f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T - kfold</text:p>
      <text:p text:style-name="P2">numfaixa=3; <text:s text:c="7"/></text:p>
      <text:p text:style-name="P2">V=5; <text:s text:c="5"/></text:p>
      <text:p text:style-name="P1"/>
      <text:p text:style-name="P1">SEEDS.TXT</text:p>
      <text:p text:style-name="P1"/>
      <text:p text:style-name="P3"/>
      <text:p text:style-name="P3"/>
      <text:p text:style-name="P3"/>
      <text:p text:style-name="P3"><draw:frame draw:style-name="fr1" draw:name="Object2" text:anchor-type="paragraph" svg:width="7.4535in" svg:height="0.402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4"/>
      <text:p text:style-name="P4">======= Atributos Relevantes ==========</text:p>
      <text:p text:style-name="P4">Grupo <text:s/>1: <text:s/>area <text:s text:c="2"/>perimetro <text:s/></text:p>
      <text:p text:style-name="P4">Grupo <text:s/>2: <text:s/>area <text:s text:c="2"/>perimetro <text:s/></text:p>
      <text:p text:style-name="P4">Grupo <text:s/>3: <text:s/>area <text:s text:c="2"/>perimetro <text:s text:c="2"/>wkernel <text:s/></text:p>
      <text:p text:style-name="P4">======= ================== ===========</text:p>
      <text:p text:style-name="P4"/>
      <text:p text:style-name="P4">===== Faixas dos Atributos por GRUPO =====</text:p>
      <text:p text:style-name="P4"/>
      <text:p text:style-name="P4">GRUPO 1</text:p>
      <text:p text:style-name="P4">area = <text:tab/>[10.590000 ~ 12.780000] <text:s/><text:tab/>]12.780000 ~ 16.140000] <text:tab/>]16.140000 ~ 21.180000]</text:p>
      <text:p text:style-name="P4">perimetro = <text:tab/>[12.410000 ~ 13.730000] <text:s/><text:tab/>]13.730000 ~ 15.180000] <text:tab/>]15.180000 ~ 17.250000]</text:p>
      <text:p text:style-name="P4">compacteness = <text:tab/>[0.808100 ~ 0.860900] <text:s/><text:tab/>]0.860900 ~ 0.882900] <text:tab/>]0.882900 ~ 0.918300]</text:p>
      <text:p text:style-name="P4">Lkernel = <text:tab/>[4.899000 ~ 5.357000] <text:s/><text:tab/>]5.357000 ~ 5.826000] <text:tab/>]5.826000 ~ 6.675000]</text:p>
      <text:p text:style-name="P4">wkernel = <text:tab/>[2.630000 ~ 3.049000] <text:s/><text:tab/>]3.049000 ~ 3.465000] <text:tab/>]3.465000 ~ 4.033000]</text:p>
      <text:p text:style-name="P4">asymetry = <text:tab/>[0.765100 ~ 2.936000] <text:s/><text:tab/>]2.936000 ~ 4.334000] <text:tab/>]4.334000 ~ 8.456000]</text:p>
      <text:p text:style-name="P4">lkgroove = <text:tab/>[4.519000 ~ 5.150000] <text:s/><text:tab/>]5.150000 ~ 5.791000] <text:tab/>]5.791000 ~ 6.550000]</text:p>
      <text:p text:style-name="P4"/>
      <text:p text:style-name="P4">GRUPO 2</text:p>
      <text:p text:style-name="P4">area = <text:tab/>[10.590000 ~ 12.780000] <text:s/><text:tab/>]12.780000 ~ 16.140000] <text:tab/>]16.140000 ~ 21.180000]</text:p>
      <text:p text:style-name="P4">perimetro = <text:tab/>[12.410000 ~ 13.730000] <text:s/><text:tab/>]13.730000 ~ 15.180000] <text:tab/>]15.180000 ~ 17.250000]</text:p>
      <text:p text:style-name="P4">compacteness = <text:tab/>[0.808100 ~ 0.860900] <text:s/><text:tab/>]0.860900 ~ 0.882900] <text:tab/>]0.882900 ~ 0.918300]</text:p>
      <text:p text:style-name="P4">Lkernel = <text:tab/>[4.899000 ~ 5.357000] <text:s/><text:tab/>]5.357000 ~ 5.826000] <text:tab/>]5.826000 ~ 6.675000]</text:p>
      <text:p text:style-name="P4">wkernel = <text:tab/>[2.630000 ~ 3.049000] <text:s/><text:tab/>]3.049000 ~ 3.465000] <text:tab/>]3.465000 ~ 4.033000]</text:p>
      <text:p text:style-name="P4">asymetry = <text:tab/>[0.765100 ~ 2.936000] <text:s/><text:tab/>]2.936000 ~ 4.334000] <text:tab/>]4.334000 ~ 8.456000]</text:p>
      <text:p text:style-name="P4">lkgroove = <text:tab/>[4.519000 ~ 5.150000] <text:s/><text:tab/>]5.150000 ~ 5.791000] <text:tab/>]5.791000 ~ 6.550000]</text:p>
      <text:p text:style-name="P4"/>
      <text:p text:style-name="P4">GRUPO 3</text:p>
      <text:p text:style-name="P4">area = <text:tab/>[10.590000 ~ 12.780000] <text:s/><text:tab/>]12.780000 ~ 16.140000] <text:tab/>]16.140000 ~ 21.180000]</text:p>
      <text:p text:style-name="P4">perimetro = <text:tab/>[12.410000 ~ 13.730000] <text:s/><text:tab/>]13.730000 ~ 15.180000] <text:tab/>]15.180000 ~ 17.250000]</text:p>
      <text:p text:style-name="P4">compacteness = <text:tab/>[0.808100 ~ 0.860900] <text:s/><text:tab/>]0.860900 ~ 0.882900] <text:tab/>]0.882900 ~ 0.918300]</text:p>
      <text:p text:style-name="P4">Lkernel = <text:tab/>[4.899000 ~ 5.357000] <text:s/><text:tab/>]5.357000 ~ 5.826000] <text:tab/>]5.826000 ~ 6.675000]</text:p>
      <text:p text:style-name="P4">wkernel = <text:tab/>[2.630000 ~ 3.049000] <text:s/><text:tab/>]3.049000 ~ 3.465000] <text:tab/>]3.465000 ~ 4.033000]</text:p>
      <text:p text:style-name="P4">asymetry = <text:tab/>[0.765100 ~ 2.936000] <text:s/><text:tab/>]2.936000 ~ 4.334000] <text:tab/>]4.334000 ~ 8.456000]</text:p>
      <text:p text:style-name="P4">lkgroove = <text:tab/>[4.519000 ~ 5.150000] <text:s/><text:tab/>]5.150000 ~ 5.791000] <text:tab/>]5.791000 ~ 6.550000]</text:p>
      <text:p text:style-name="P4"><text:soft-page-break/></text:p>
      <text:p text:style-name="P4"/>
      <text:p text:style-name="P4">===== Faixas dos Atributos que mais se repetem por GRUPO =====</text:p>
      <text:p text:style-name="P4"/>
      <text:p text:style-name="P4">Grupo : 1</text:p>
      <text:p text:style-name="P4">Atributo <text:tab/>Faixa <text:tab/>Qtd_Rep</text:p>
      <text:p text:style-name="P4">area <text:tab/><text:tab/>2 <text:tab/>56</text:p>
      <text:p text:style-name="P4">perimetro <text:tab/>2 <text:tab/>56</text:p>
      <text:p text:style-name="P4">compacteness <text:tab/>2 <text:tab/>33</text:p>
      <text:p text:style-name="P4">Lkernel <text:tab/>2 <text:tab/>49</text:p>
      <text:p text:style-name="P4">wkernel <text:tab/>2 <text:tab/>52</text:p>
      <text:p text:style-name="P4">asymetry <text:tab/>1 <text:tab/>45</text:p>
      <text:p text:style-name="P4">lkgroove <text:tab/>1 <text:tab/>42</text:p>
      <text:p text:style-name="P4"/>
      <text:p text:style-name="P4">Grupo : 2</text:p>
      <text:p text:style-name="P4">Atributo <text:tab/>Faixa <text:tab/>Qtd_Rep</text:p>
      <text:p text:style-name="P4">area <text:tab/><text:tab/>3 <text:tab/>64</text:p>
      <text:p text:style-name="P4">perimetro <text:tab/>3 <text:tab/>63</text:p>
      <text:p text:style-name="P4">compacteness <text:tab/>3 <text:tab/>34</text:p>
      <text:p text:style-name="P4">Lkernel <text:tab/>3 <text:tab/>64</text:p>
      <text:p text:style-name="P4">wkernel <text:tab/>3 <text:tab/>60</text:p>
      <text:p text:style-name="P4">asymetry <text:tab/>2 <text:tab/>29</text:p>
      <text:p text:style-name="P4">lkgroove <text:tab/>3 <text:tab/>61</text:p>
      <text:p text:style-name="P4"/>
      <text:p text:style-name="P4">Grupo : 3</text:p>
      <text:p text:style-name="P4">Atributo <text:tab/>Faixa <text:tab/>Qtd_Rep</text:p>
      <text:p text:style-name="P4">area <text:tab/>1 <text:tab/>62</text:p>
      <text:p text:style-name="P4">perimetro <text:tab/>1 <text:tab/>65</text:p>
      <text:p text:style-name="P4">compacteness <text:tab/>1 <text:tab/>51</text:p>
      <text:p text:style-name="P4">Lkernel <text:tab/>1 <text:tab/>56</text:p>
      <text:p text:style-name="P4">wkernel <text:tab/>1 <text:tab/>61</text:p>
      <text:p text:style-name="P4">asymetry <text:tab/>3 <text:tab/>45</text:p>
      <text:p text:style-name="P4">lkgroove <text:tab/>1 <text:tab/>41</text:p>
      <text:p text:style-name="P4"/>
      <text:p text:style-name="P4"/>
      <text:p text:style-name="P4">===== RESULTADO =====</text:p>
      <text:p text:style-name="P4"/>
      <text:p text:style-name="P4">Grupo <text:tab/>#Elem <text:tab/>Atributo <text:tab/>Faixa_Min~Faixa_Max <text:tab/>Acerto <text:tab/><text:tab/>Erros <text:tab/>#Tx_Erros</text:p>
      <text:p text:style-name="P4">1 <text:tab/>70 <text:tab/>area <text:tab/><text:tab/>[12.780000 ~ 16.140000] <text:tab/>56 <text:tab/><text:tab/>14 <text:tab/>20.000000</text:p>
      <text:p text:style-name="P4">1 <text:tab/>70 <text:tab/>perimetro <text:tab/>[13.730000 ~ 15.180000] <text:tab/>56 <text:tab/><text:tab/>14 <text:tab/>20.000000</text:p>
      <text:p text:style-name="P4">2 <text:tab/>70 <text:tab/>area <text:tab/><text:tab/>[16.140000 ~ 21.180000] <text:tab/>64 <text:tab/><text:tab/>6 <text:tab/>8.571429</text:p>
      <text:p text:style-name="P4">2 <text:tab/>70 <text:tab/>perimetro <text:tab/>[15.180000 ~ 17.250000] <text:tab/>63 <text:tab/><text:tab/>7 <text:tab/>10.000000</text:p>
      <text:p text:style-name="P4">3 <text:tab/>70 <text:tab/>area <text:tab/><text:tab/>[10.590000 ~ 12.780000] <text:tab/>62 <text:tab/><text:tab/>8 <text:tab/>11.428571</text:p>
      <text:p text:style-name="P4">3 <text:tab/>70 <text:tab/>perimetro <text:tab/>[12.410000 ~ 13.730000] <text:tab/>65 <text:tab/><text:tab/>5 <text:tab/>7.142857</text:p>
      <text:p text:style-name="P4">3 <text:tab/>70 <text:tab/>wkernel <text:tab/>[2.630000 ~ 3.049000] <text:tab/>61 <text:tab/><text:tab/>9 <text:tab/>12.857143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2:09:18.611563842</meta:creation-date>
    <dc:date>2017-11-28T14:44:20.779163038</dc:date>
    <meta:editing-duration>PT40M21S</meta:editing-duration>
    <meta:editing-cycles>6</meta:editing-cycles>
    <meta:generator>LibreOffice/5.3.4.2$Linux_X86_64 LibreOffice_project/30m0$Build-2</meta:generator>
    <meta:document-statistic meta:table-count="0" meta:image-count="0" meta:object-count="1" meta:page-count="2" meta:paragraph-count="71" meta:word-count="435" meta:character-count="2971" meta:non-whitespace-character-count="238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5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fo:border="0.06pt solid #000000"/>
    </style:style>
    <style:style style:name="ce3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90.0000000000000</text:p>
          </table:table-cell>
          <table:table-cell office:value-type="string" calcext:value-type="string">
            <text:p>94.2857142857143</text:p>
          </table:table-cell>
          <table:table-cell office:value-type="string" calcext:value-type="string">
            <text:p>61.4285714285714</text:p>
          </table:table-cell>
          <table:table-cell office:value-type="string" calcext:value-type="string">
            <text:p>82.8571428571429</text:p>
          </table:table-cell>
          <table:table-cell office:value-type="string" calcext:value-type="string">
            <text:p>84.2857142857143</text:p>
          </table:table-cell>
          <table:table-cell office:value-type="string" calcext:value-type="string">
            <text:p>62.8571428571429</text:p>
          </table:table-cell>
          <table:table-cell office:value-type="string" calcext:value-type="string">
            <text:p>57.1428571428571</text:p>
          </table:table-cell>
        </table:table-row>
        <table:table-row table:style-name="ro1">
          <table:table-cell table:number-columns-repeated="2" office:value-type="string" calcext:value-type="string">
            <text:p>98.5714285714286</text:p>
          </table:table-cell>
          <table:table-cell office:value-type="string" calcext:value-type="string">
            <text:p>51.4285714285713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90.0000000000000</text:p>
          </table:table-cell>
          <table:table-cell office:value-type="string" calcext:value-type="string">
            <text:p>42.8571428571428</text:p>
          </table:table-cell>
          <table:table-cell office:value-type="string" calcext:value-type="string">
            <text:p>88.5714285714286</text:p>
          </table:table-cell>
        </table:table-row>
        <table:table-row table:style-name="ro1">
          <table:table-cell office:value-type="string" calcext:value-type="string">
            <text:p>92.8571428571429</text:p>
          </table:table-cell>
          <table:table-cell office:value-type="string" calcext:value-type="string">
            <text:p>95.7142857142857</text:p>
          </table:table-cell>
          <table:table-cell office:value-type="string" calcext:value-type="string">
            <text:p>80.0000000000000</text:p>
          </table:table-cell>
          <table:table-cell office:value-type="string" calcext:value-type="string">
            <text:p>88.5714285714286</text:p>
          </table:table-cell>
          <table:table-cell office:value-type="string" calcext:value-type="string">
            <text:p>97.1428571428571</text:p>
          </table:table-cell>
          <table:table-cell office:value-type="string" calcext:value-type="string">
            <text:p>57.1428571428572</text:p>
          </table:table-cell>
          <table:table-cell office:value-type="string" calcext:value-type="string">
            <text:p>77.142857142857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5:20:26.813365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